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2.317cm"/>
    </style:style>
    <style:style style:name="gr5" style:family="graphic" style:parent-style-name="standard">
      <style:graphic-properties draw:stroke="none" svg:stroke-color="#000000" draw:fill="none" draw:fill-color="#ffffff" fo:min-height="1.174cm"/>
    </style:style>
    <style:style style:name="gr6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801cm" svg:height="18.415cm" svg:x="0.365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628cm" svg:height="18.415cm" svg:x="13.065cm" svg:y="1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731cm" svg:height="3.946cm" svg:x="13.7cm" svg:y="9.593cm">
          <text:p text:style-name="P2">GeoDat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63cm" svg:height="3.944cm" svg:x="1.341cm" svg:y="4.332cm">
          <text:p text:style-name="P2">Direct model </text:p>
          <text:p text:style-name="P2">function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731cm" svg:height="3.944cm" svg:x="13.7cm" svg:y="4.332cm">
          <text:p text:style-name="P2">GradientSolv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731cm" svg:height="3.946cm" svg:x="13.7cm" svg:y="14.854cm">
          <text:p text:style-name="P2">Util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63cm" svg:height="3.946cm" svg:x="1.341cm" svg:y="9.593cm">
          <text:p text:style-name="P2">Math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89cm" svg:height="3.944cm" svg:x="20.05cm" svg:y="4.332cm">
          <text:p text:style-name="P2">Statistics</text:p>
          <text:p text:style-name="P2">(Not implemented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89cm" svg:height="3.946cm" svg:x="20.05cm" svg:y="9.593cm">
          <text:p text:style-name="P2">Visualization</text:p>
          <text:p text:style-name="P2">(Not implemented)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08cm" svg:height="2.567cm" svg:x="18.78cm" svg:y="2.308cm">
          <draw:text-box>
            <text:p text:style-name="P3"><text:span text:style-name="T1">Python</text:span></text:p>
          </draw:text-box>
        </draw:frame>
        <draw:frame draw:style-name="gr5" draw:text-style-name="P3" draw:layer="layout" svg:width="1.464cm" svg:height="1.424cm" svg:x="3.777cm" svg:y="2.351cm">
          <draw:text-box>
            <text:p text:style-name="P3"><text:span text:style-name="T1">C</text:span></text:p>
          </draw:text-box>
        </draw:frame>
        <draw:custom-shape draw:style-name="gr6" draw:text-style-name="P4" draw:layer="layout" svg:width="4.388cm" svg:height="3.947cm" svg:x="8.32cm" svg:y="8.934cm">
          <text:p text:style-name="P1"><text:span text:style-name="T1">SWIG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eonardo Uieda</meta:initial-creator>
    <meta:creation-date>2010-08-17T15:58:19</meta:creation-date>
    <dc:date>2010-08-17T16:24:00</dc:date>
    <dc:creator>Leonardo Uieda</dc:creator>
    <meta:editing-duration>PT00H25M41S</meta:editing-duration>
    <meta:editing-cycles>3</meta:editing-cycles>
    <meta:generator>OpenOffice.org/3.2$Unix OpenOffice.org_project/320m12$Build-9483</meta:generator>
    <meta:document-statistic meta:object-count="12"/>
  </office:meta>
</office:document-meta>
</file>